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top" draw:auto-grow-height="false" fo:min-height="10.476cm" fo:min-width="10.226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99ccff" draw:textarea-horizontal-align="justify" draw:textarea-vertical-align="middle" draw:auto-grow-height="false" fo:min-height="3.29cm" fo:min-width="3.0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="Circle" draw:marker-start-width="0.379cm" draw:marker-end="Rounded_20_large_20_Arrow" draw:marker-end-width="0.379cm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3.56cm"/>
    </style:style>
    <style:style style:name="gr5" style:family="graphic" style:parent-style-name="standard" style:list-style-name="L2">
      <style:graphic-properties draw:stroke="none" svg:stroke-color="#000000" draw:fill="none" draw:fill-color="#ffffff" fo:min-height="3.954cm"/>
    </style:style>
    <style:style style:name="P1" style:family="paragraph">
      <style:paragraph-properties fo:text-align="center"/>
      <style:text-properties fo:font-style="italic" style:font-style-asian="italic" style:font-style-complex="italic"/>
    </style:style>
    <style:style style:name="P2" style:family="paragraph">
      <loext:graphic-properties draw:fill-color="#ffffff"/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3" style:family="paragraph">
      <style:paragraph-properties fo:text-align="center"/>
      <style:text-properties fo:font-style="normal" style:font-style-asian="normal" style:font-style-complex="normal"/>
    </style:style>
    <style:style style:name="P4" style:family="paragraph">
      <loext:graphic-properties draw:fill-color="#99ccff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5" style:family="paragraph">
      <style:paragraph-properties fo:text-align="center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size="16pt" fo:font-style="normal" style:font-size-asian="16pt" style:font-style-asian="normal" style:font-size-complex="16pt" style:font-style-complex="normal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24cm" svg:height="15.24cm" svg:x="1.435cm" svg:y="1.37cm">
          <text:p text:style-name="P1"><text:span text:style-name="T1">AccountListHand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5.24cm" svg:height="15.24cm" svg:x="19.215cm" svg:y="1.37cm">
          <text:p text:style-name="P1"><text:span text:style-name="T1">AccountItemHand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.08cm" svg:height="5.08cm" svg:x="6.542cm" svg:y="6.477cm">
          <text:p text:style-name="P3"><text:span text:style-name="T2">JSON-Objekt-</text:span></text:p>
          <text:p text:style-name="P3"><text:span text:style-name="T2">Strukt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.08cm" svg:height="5.08cm" svg:x="24.295cm" svg:y="6.477cm">
          <text:p text:style-name="P3"><text:span text:style-name="T2">JSON-Objekt-</text:span></text:p>
          <text:p text:style-name="P3"><text:span text:style-name="T2">Strukt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9.055cm" svg:y1="16.61cm" svg:x2="9.055cm" svg:y2="11.53cm">
          <text:p/>
        </draw:line>
        <draw:line draw:style-name="gr3" draw:text-style-name="P5" draw:layer="layout" svg:x1="9.055cm" svg:y1="19.15cm" svg:x2="9.055cm" svg:y2="16.61cm">
          <text:p/>
        </draw:line>
        <draw:line draw:style-name="gr3" draw:text-style-name="P5" draw:layer="layout" svg:x1="26.835cm" svg:y1="16.61cm" svg:x2="26.835cm" svg:y2="11.53cm">
          <text:p/>
        </draw:line>
        <draw:line draw:style-name="gr3" draw:text-style-name="P5" draw:layer="layout" svg:x1="26.835cm" svg:y1="19.15cm" svg:x2="26.835cm" svg:y2="16.61cm">
          <text:p/>
        </draw:line>
        <draw:frame draw:style-name="gr4" draw:text-style-name="P7" draw:layer="layout" svg:width="5.08cm" svg:height="3.81cm" svg:x="7.35cm" svg:y="19.18cm">
          <draw:text-box>
            <text:list text:style-name="L2">
              <text:list-item>
                <text:p text:style-name="P6"><text:span text:style-name="T3">getAccount</text:span></text:p>
              </text:list-item>
              <text:list-item>
                <text:p text:style-name="P6"><text:span text:style-name="T3">addAccount</text:span></text:p>
              </text:list-item>
              <text:list-item>
                <text:p text:style-name="P6"><text:span text:style-name="T3">removeAccount</text:span></text:p>
              </text:list-item>
              <text:list-item>
                <text:p text:style-name="P6"><text:span text:style-name="T3">etc.</text:span></text:p>
              </text:list-item>
            </text:list>
          </draw:text-box>
        </draw:frame>
        <draw:frame draw:style-name="gr5" draw:text-style-name="P7" draw:layer="layout" svg:width="7.62cm" svg:height="4.204cm" svg:x="23.86cm" svg:y="19.18cm">
          <draw:text-box>
            <text:list text:style-name="L2">
              <text:list-item>
                <text:p text:style-name="P6"><text:span text:style-name="T3">getAttributeValue</text:span></text:p>
              </text:list-item>
              <text:list-item>
                <text:p text:style-name="P6"><text:span text:style-name="T3">getAttributeLastModified</text:span></text:p>
              </text:list-item>
              <text:list-item>
                <text:p text:style-name="P6"><text:span text:style-name="T3">addAttribute</text:span></text:p>
              </text:list-item>
              <text:list-item>
                <text:p text:style-name="P6"><text:span text:style-name="T3">changeAttributeValue</text:span></text:p>
              </text:list-item>
              <text:list-item>
                <text:p text:style-name="P6"><text:span text:style-name="T3">removeAttribute</text:span></text:p>
              </text:list-item>
              <text:list-item>
                <text:p text:style-name="P6"><text:span text:style-name="T3">etc.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916cm" fo:page-height="24.38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0:48:25.560643586</meta:creation-date>
    <dc:date>2018-01-06T15:43:50.332818661</dc:date>
    <meta:editing-duration>PT53M8S</meta:editing-duration>
    <meta:editing-cycles>6</meta:editing-cycles>
    <meta:generator>LibreOffice/5.1.6.2$Linux_X86_64 LibreOffice_project/10m0$Build-2</meta:generator>
    <meta:document-statistic meta:object-count="10"/>
  </office:meta>
</office:document-meta>
</file>